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greeFrequency" table:style-name="ta1">
        <table:shapes>
          <draw:frame draw:z-index="0" draw:style-name="gr1" draw:text-style-name="P1" svg:width="428.37mm" svg:height="236.94mm" svg:x="22.3mm" svg:y="1.06mm">
            <loext:p draw:notify-on-update-of-ranges="degreeFrequency.A1:degreeFrequency.A412 degreeFrequency.B1:degreeFrequency.B4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00-00-00</text:date>, <text:time style:data-style-name="N2" text:time-value="14:16:48.031203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14:18:22.100117578</dc:date>
    <meta:editing-duration>PT9M30S</meta:editing-duration>
    <meta:editing-cycles>2</meta:editing-cycles>
    <meta:generator>LibreOffice/5.1.6.2$Linux_X86_64 LibreOffice_project/10m0$Build-2</meta:generator>
    <meta:document-statistic meta:table-count="1" meta:cell-count="8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838cm" svg:height="23.695cm" xlink:href=".." xlink:type="simple" chart:class="chart:scatter" chart:style-name="ch1">
        <chart:title svg:x="19.51cm" svg:y="0.609cm" chart:style-name="ch2">
          <text:p>Degree Frequency</text:p>
        </chart:title>
        <chart:plot-area chart:style-name="ch3" table:cell-range-address="degreeFrequency.A1:degreeFrequency.B412" svg:x="1.867cm" svg:y="1.861cm" svg:width="40.115cm" svg:height="20.38cm">
          <chartooo:coordinate-region svg:x="2.859cm" svg:y="2.06cm" svg:width="38.751cm" svg:height="19.534cm"/>
          <chart:axis chart:dimension="x" chart:name="primary-x" chart:style-name="ch4">
            <chart:title svg:x="21.324cm" svg:y="22.714cm" chart:style-name="ch5">
              <text:p>Degree</text:p>
            </chart:title>
          </chart:axis>
          <chart:axis chart:dimension="y" chart:name="primary-y" chart:style-name="ch4">
            <chart:title svg:x="0.451cm" svg:y="12.876cm" chart:style-name="ch6">
              <text:p>Frequency</text:p>
            </chart:title>
            <chart:grid chart:style-name="ch7" chart:class="major"/>
          </chart:axis>
          <chart:series chart:style-name="ch8" chart:values-cell-range-address="degreeFrequency.B1:degreeFrequency.B412" chart:class="chart:scatter">
            <chart:domain table:cell-range-address="degreeFrequency.A1:degreeFrequency.A412"/>
            <chart:data-point chart:repeated="4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egreeFrequency.A1:degreeFrequency.A412</svg:desc>
                </draw:g>
              </table:table-cell>
              <table:table-cell office:value-type="float" office:value="1899">
                <text:p>1899</text:p>
                <draw:g>
                  <svg:desc>degreeFrequency.B1:degreeFrequency.B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9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1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4">
                <text:p>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5">
                <text:p>2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6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7">
                <text:p>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8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9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0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1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3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5">
                <text:p>2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6">
                <text:p>2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7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9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0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1">
                <text:p>2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4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5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9">
                <text:p>2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0">
                <text:p>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1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2">
                <text:p>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3">
                <text:p>2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4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6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7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8">
                <text:p>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0">
                <text:p>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1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3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4">
                <text:p>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5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6">
                <text:p>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7">
                <text:p>2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8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1">
                <text:p>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2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4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5">
                <text:p>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6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8">
                <text:p>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9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0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2">
                <text:p>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4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5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7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8">
                <text:p>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1">
                <text:p>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3">
                <text:p>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4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5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7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8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1">
                <text:p>3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2">
                <text:p>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3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4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5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7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8">
                <text:p>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9">
                <text:p>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0">
                <text:p>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1">
                <text:p>3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2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3">
                <text:p>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4">
                <text:p>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5">
                <text:p>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6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7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8">
                <text:p>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0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1">
                <text:p>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2">
                <text:p>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4">
                <text:p>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5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7">
                <text:p>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8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9">
                <text:p>3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30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32">
                <text:p>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3">
                <text:p>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4">
                <text:p>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5">
                <text:p>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7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8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0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41">
                <text:p>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2">
                <text:p>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3">
                <text:p>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6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0">
                <text:p>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1">
                <text:p>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2">
                <text:p>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3">
                <text:p>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4">
                <text:p>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5">
                <text:p>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6">
                <text:p>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7">
                <text:p>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9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0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4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5">
                <text:p>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6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7">
                <text:p>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0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4">
                <text:p>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5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8">
                <text:p>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80">
                <text:p>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2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7">
                <text:p>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8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0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1">
                <text:p>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92">
                <text:p>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94">
                <text:p>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7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8">
                <text:p>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0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01">
                <text:p>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3">
                <text:p>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04">
                <text:p>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6">
                <text:p>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8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4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6">
                <text:p>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9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0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4">
                <text:p>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8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33">
                <text:p>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34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7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8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9">
                <text:p>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41">
                <text:p>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42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6">
                <text:p>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51">
                <text:p>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53">
                <text:p>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4">
                <text:p>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68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70">
                <text:p>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72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76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77">
                <text:p>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84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88">
                <text:p>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1">
                <text:p>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4">
                <text:p>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5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8">
                <text:p>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12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2">
                <text:p>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0">
                <text:p>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1">
                <text:p>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40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41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43">
                <text:p>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45">
                <text:p>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52">
                <text:p>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55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73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83">
                <text:p>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85">
                <text:p>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87">
                <text:p>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88">
                <text:p>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98">
                <text:p>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10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12">
                <text:p>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37">
                <text:p>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38">
                <text:p>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3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87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00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27">
                <text:p>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28">
                <text:p>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81">
                <text:p>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96">
                <text:p>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62">
                <text:p>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82">
                <text:p>1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67">
                <text:p>1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737">
                <text:p>273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